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draw:fill="none" draw:textarea-vertical-align="middle"/>
    </style:style>
    <style:style style:name="gr2" style:family="graphic" style:parent-style-name="standard" style:list-style-name="L1">
      <style:graphic-properties draw:fill-color="#ffff99" draw:textarea-horizontal-align="justify" draw:textarea-vertical-align="middle" draw:auto-grow-height="false"/>
    </style:style>
    <style:style style:name="gr3" style:family="graphic" style:parent-style-name="standard" style:list-style-name="L1">
      <style:graphic-properties draw:fill-color="#ffff99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6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7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8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9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2cm" draw:fill="none" draw:fill-color="#ccffff" draw:textarea-vertical-align="middle"/>
    </style:style>
    <style:style style:name="gr11" style:family="graphic" style:parent-style-name="objectwithoutfill">
      <style:graphic-properties draw:stroke="dash" draw:stroke-dash="Ultrafine_20_Dashed" draw:marker-end="Arrow" draw:marker-end-width="0.2cm" draw:fill="none" draw:fill-color="#ccff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Sans'" style:font-family-generic="roman" style:font-pitch="variable" fo:font-size="12pt" style:letter-kerning="true" style:font-family-asian="'WenQuanYi Micro Hei'" style:font-family-generic-asian="system" style:font-pitch-asian="variable" style:font-size-asian="12pt" style:font-family-complex="'Lohit Hindi'" style:font-family-generic-complex="system" style:font-pitch-complex="variable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cm" svg:y1="1.5cm" svg:x2="11cm" svg:y2="8.5cm">
          <text:p/>
        </draw:line>
        <draw:custom-shape draw:style-name="gr2" draw:text-style-name="P2" draw:layer="layout" svg:width="3.75cm" svg:height="0.5cm" svg:x="1.25cm" svg:y="1.25cm">
          <text:p text:style-name="P2">Primary env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75cm" svg:height="0.5cm" svg:x="16.5cm" svg:y="1.25cm">
          <text:p text:style-name="P2">Secondary env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2.25cm" svg:height="0.75cm" svg:x="12cm" svg:y="6.75cm">
          <text:p text:style-name="P3"><text:span text:style-name="T1">Px%Ro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5cm" svg:height="0.5cm" svg:x="2cm" svg:y="5cm">
          <text:p text:style-name="P2">Root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2.5cm" svg:height="0.5cm" svg:x="12cm" svg:y="5cm">
          <text:p text:style-name="P2">Renvu</text:p>
          <draw:enhanced-geometry svg:viewBox="0 0 21600 21600" draw:type="rectangle" draw:enhanced-path="M 0 0 L 21600 0 21600 21600 0 21600 0 0 Z N"/>
        </draw:custom-shape>
        <draw:custom-shape draw:style-name="gr7" draw:text-style-name="P2" xml:id="id1" draw:id="id1" draw:layer="layout" svg:width="2.5cm" svg:height="0.5cm" svg:x="1.999cm" svg:y="4.999cm">
          <text:p text:style-name="P2">Root</text:p>
          <draw:enhanced-geometry svg:viewBox="0 0 21600 21600" draw:type="rectangle" draw:enhanced-path="M 0 0 L 21600 0 21600 21600 0 21600 0 0 Z N"/>
        </draw:custom-shape>
        <draw:custom-shape draw:style-name="gr8" draw:text-style-name="P2" xml:id="id2" draw:id="id2" draw:layer="layout" svg:width="2.5cm" svg:height="0.5cm" svg:x="7.75cm" svg:y="5cm">
          <text:p text:style-name="P2">Renv</text:p>
          <draw:enhanced-geometry svg:viewBox="0 0 21600 21600" draw:type="rectangle" draw:enhanced-path="M 0 0 L 21600 0 21600 21600 0 21600 0 0 Z N"/>
        </draw:custom-shape>
        <draw:custom-shape draw:style-name="gr9" draw:text-style-name="P2" xml:id="id4" draw:id="id4" draw:layer="layout" svg:width="2.5cm" svg:height="0.5cm" svg:x="15.75cm" svg:y="5cm">
          <text:p text:style-name="P2">Comp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s" svg:x1="4.499cm" svg:y1="5.249cm" svg:x2="7.75cm" svg:y2="5.25cm" draw:start-shape="id1" draw:start-glue-point="1" draw:end-shape="id2" svg:d="m4499 5249h501l2249 1h501" svg:viewBox="0 0 3252 2">
          <text:p/>
        </draw:connector>
        <draw:connector draw:style-name="gr10" draw:text-style-name="P1" draw:layer="layout" draw:type="curve" svg:x1="10.25cm" svg:y1="5.25cm" svg:x2="12cm" svg:y2="5.25cm" draw:start-shape="id2" draw:start-glue-point="1" draw:end-shape="id3" draw:end-glue-point="3" svg:d="m10250 5250h1750" svg:viewBox="0 0 1751 1">
          <text:p/>
        </draw:connector>
        <draw:connector draw:style-name="gr10" draw:text-style-name="P1" draw:layer="layout" draw:type="curve" svg:x1="14.5cm" svg:y1="5.25cm" svg:x2="15.75cm" svg:y2="5.25cm" draw:start-shape="id3" draw:start-glue-point="1" draw:end-shape="id4" svg:d="m14500 5250h1250" svg:viewBox="0 0 1251 1">
          <text:p/>
        </draw:connector>
        <draw:connector draw:style-name="gr10" draw:text-style-name="P1" draw:layer="layout" draw:type="curve" svg:x1="17cm" svg:y1="5.5cm" svg:x2="14.25cm" svg:y2="7.125cm" draw:start-shape="id4" draw:start-glue-point="2" draw:end-shape="id5" draw:end-glue-point="10" svg:d="m17000 5500c0 1084-916 1625-2750 1625" svg:viewBox="0 0 2751 1626">
          <text:p/>
        </draw:connector>
        <draw:connector draw:style-name="gr11" draw:text-style-name="P1" draw:layer="layout" draw:type="curve" svg:x1="12cm" svg:y1="7.125cm" svg:x2="3.249cm" svg:y2="5.499cm" draw:start-shape="id5" draw:start-glue-point="6" draw:end-shape="id1" draw:end-glue-point="2" svg:d="m12000 7125c-5834 0-8751-542-8751-1626" svg:viewBox="0 0 8752 1627">
          <text:p/>
        </draw:connector>
        <draw:custom-shape draw:style-name="gr4" draw:text-style-name="P3" xml:id="id6" draw:id="id6" draw:layer="layout" svg:width="2.5cm" svg:height="0.75cm" svg:x="7cm" svg:y="2.75cm">
          <text:p text:style-name="P3"><text:span text:style-name="T1">Px%Renv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3.249cm" svg:y1="4.999cm" svg:x2="7cm" svg:y2="3.125cm" draw:start-shape="id1" draw:start-glue-point="0" draw:end-shape="id6" draw:end-glue-point="6" svg:d="m3249 4999c0-1250 1250-1874 3751-1874" svg:viewBox="0 0 3752 1875">
          <text:p/>
        </draw:connector>
        <draw:connector draw:style-name="gr11" draw:text-style-name="P1" draw:layer="layout" draw:type="curve" svg:x1="9.5cm" svg:y1="3.125cm" svg:x2="13.25cm" svg:y2="5cm" draw:start-shape="id6" draw:start-glue-point="10" draw:end-shape="id3" draw:end-glue-point="0" svg:d="m9500 3125c2500 0 3750 625 3750 1875" svg:viewBox="0 0 3751 1876">
          <text:p/>
        </draw:connector>
        <draw:custom-shape draw:style-name="gr4" draw:text-style-name="P3" xml:id="id7" draw:id="id7" draw:layer="layout" svg:width="4.25cm" svg:height="0.75cm" svg:x="13.25cm" svg:y="2.5cm">
          <text:p text:style-name="P3"><text:span text:style-name="T1">Px%Px%Renv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17cm" svg:y1="5cm" svg:x2="15.375cm" svg:y2="3.25cm" draw:start-shape="id4" draw:start-glue-point="0" draw:end-shape="id7" draw:end-glue-point="8" svg:d="m17000 5000c0-1311-1625-436-1625-1750" svg:viewBox="0 0 1626 1751">
          <text:p/>
        </draw:connector>
        <draw:connector draw:style-name="gr10" draw:text-style-name="P1" draw:layer="layout" draw:type="curve" svg:x1="17cm" svg:y1="5.5cm" svg:x2="14.25cm" svg:y2="7.125cm" svg:d="m17000 5500c0 1084-916 1625-2750 1625" svg:viewBox="0 0 2751 1626">
          <text:p/>
        </draw:connector>
        <draw:connector draw:style-name="gr11" draw:text-style-name="P1" draw:layer="layout" draw:type="curve" svg:x1="13.25cm" svg:y1="2.875cm" svg:x2="8.25cm" svg:y2="2.75cm" draw:start-shape="id7" draw:start-glue-point="6" draw:end-shape="id6" draw:end-glue-point="4" svg:d="m13250 2875c-2811 0-2342-313-2889-532s-2111-344-2111 407" svg:viewBox="0 0 5001 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uri Borisov</meta:initial-creator>
    <meta:creation-date>2016-04-30T12:50:45</meta:creation-date>
    <dc:date>2016-04-30T13:34:09</dc:date>
    <dc:creator>Yuri Borisov</dc:creator>
    <meta:editing-duration>PT34M32S</meta:editing-duration>
    <meta:editing-cycles>3</meta:editing-cycles>
    <meta:generator>LibreOffice/3.5$Linux_X86_64 LibreOffice_project/350m1$Build-2</meta:generator>
    <meta:document-statistic meta:object-count="21"/>
  </office:meta>
</office:document-meta>
</file>